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3_5f_head.main">
      <style:text-properties officeooo:paragraph-rsid="000fb642"/>
    </style:style>
    <style:style style:name="P2" style:family="paragraph" style:parent-style-name="_5f_3_5f_l">
      <style:text-properties officeooo:paragraph-rsid="000fb642"/>
    </style:style>
    <style:style style:name="P3" style:family="paragraph" style:parent-style-name="_5f_3_5f_l">
      <style:text-properties officeooo:paragraph-rsid="0010bbe1"/>
    </style:style>
    <style:style style:name="P4" style:family="paragraph" style:parent-style-name="_5f_3_5f_l">
      <style:text-properties officeooo:paragraph-rsid="00113d61"/>
    </style:style>
    <style:style style:name="P5" style:family="paragraph" style:parent-style-name="_5f_3_5f_l">
      <style:text-properties officeooo:paragraph-rsid="00158cd3"/>
    </style:style>
    <style:style style:name="P6" style:family="paragraph" style:parent-style-name="_5f_3_5f_head.sub">
      <style:text-properties officeooo:paragraph-rsid="000fb642"/>
    </style:style>
    <style:style style:name="P7" style:family="paragraph" style:parent-style-name="pb">
      <style:text-properties officeooo:paragraph-rsid="000fb642"/>
    </style:style>
    <style:style style:name="P8" style:family="paragraph" style:parent-style-name="pb">
      <style:paragraph-properties fo:break-before="page"/>
      <style:text-properties officeooo:paragraph-rsid="000fb642"/>
    </style:style>
    <style:style style:name="P9" style:family="paragraph" style:parent-style-name="Standard">
      <style:text-properties style:font-name="Futura Lt BT" officeooo:rsid="000f0c99" officeooo:paragraph-rsid="000fb642"/>
    </style:style>
    <style:style style:name="P10" style:family="paragraph" style:parent-style-name="Footnote">
      <style:text-properties officeooo:rsid="0010bbe1" officeooo:paragraph-rsid="0010bbe1"/>
    </style:style>
    <style:style style:name="T1" style:family="text">
      <style:text-properties officeooo:rsid="00860a0d"/>
    </style:style>
    <style:style style:name="T2" style:family="text">
      <style:text-properties style:font-name="Futura Lt BT"/>
    </style:style>
    <style:style style:name="T3" style:family="text">
      <style:text-properties style:font-name="Futura Lt BT" officeooo:rsid="000f0c99"/>
    </style:style>
    <style:style style:name="T4" style:family="text">
      <style:text-properties officeooo:rsid="0070258d"/>
    </style:style>
    <style:style style:name="T5" style:family="text">
      <style:text-properties officeooo:rsid="0021b789"/>
    </style:style>
    <style:style style:name="T6" style:family="text">
      <style:text-properties officeooo:rsid="001d13e5"/>
    </style:style>
    <style:style style:name="T7" style:family="text">
      <style:text-properties officeooo:rsid="008688c5"/>
    </style:style>
    <style:style style:name="T8" style:family="text">
      <style:text-properties officeooo:rsid="0021da2c"/>
    </style:style>
    <style:style style:name="T9" style:family="text">
      <style:text-properties officeooo:rsid="006e4cd0"/>
    </style:style>
    <style:style style:name="T10" style:family="text">
      <style:text-properties officeooo:rsid="006821d8"/>
    </style:style>
    <style:style style:name="T11" style:family="text">
      <style:text-properties officeooo:rsid="0071a7d5"/>
    </style:style>
    <style:style style:name="T12" style:family="text">
      <style:text-properties officeooo:rsid="000f0c99"/>
    </style:style>
    <style:style style:name="T13" style:family="text">
      <style:text-properties officeooo:rsid="0087607f"/>
    </style:style>
    <style:style style:name="T14" style:family="text">
      <style:text-properties officeooo:rsid="00827c32"/>
    </style:style>
    <style:style style:name="T15" style:family="text">
      <style:text-properties officeooo:rsid="007fab50"/>
    </style:style>
    <style:style style:name="T16" style:family="text">
      <style:text-properties officeooo:rsid="0010bbe1"/>
    </style:style>
    <style:style style:name="T17" style:family="text">
      <style:text-properties officeooo:rsid="004342ac" style:font-style-asian="normal" style:font-style-complex="normal"/>
    </style:style>
    <style:style style:name="T18" style:family="text">
      <style:text-properties officeooo:rsid="00183bf6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13d61"/>
    </style:style>
    <style:style style:name="T21" style:family="text">
      <style:text-properties officeooo:rsid="00212cf4" fo:background-color="#ffffff" loext:char-shading-value="0"/>
    </style:style>
    <style:style style:name="T22" style:family="text">
      <style:text-properties officeooo:rsid="002627df" fo:background-color="#ffffff" loext:char-shading-value="0"/>
    </style:style>
    <style:style style:name="T23" style:family="text">
      <style:text-properties officeooo:rsid="002627df"/>
    </style:style>
    <style:style style:name="T24" style:family="text">
      <style:text-properties officeooo:rsid="0016ab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46</text:p>
      <text:p text:style-name="P1">Rozenn Kaodan</text:p>
      <text:p text:style-name="P6">(Sonenn <text:span text:style-name="T1">g</text:span>o<text:span text:style-name="seg.digramme_5f_2_5f_orig"><text:span text:style-name="T3">h</text:span></text:span><text:span text:style-name="seg.digramme_5f_2_5f_reg"><text:span text:style-name="T2">zh</text:span></text:span> kempennet)</text:p>
      <text:p text:style-name="P9">&lt;lg&gt;</text:p>
      <text:p text:style-name="P5"><text:span text:style-name="seg.signes_5f_diacritiques_5f_2_5f_orig">É</text:span><text:span text:style-name="seg.signes-diacritiques_5f_2_5f_reg"><text:span text:style-name="T4">E</text:span></text:span> parr<text:span text:style-name="seg.signes_5f_diacritiques_5f_2_5f_orig">é</text:span><text:span text:style-name="seg.signes-diacritiques_5f_2_5f_reg"><text:span text:style-name="T5">e</text:span></text:span>z Kaodan, é l<text:span text:style-name="abbr.signe_5f_special_5f_2_5f_orig">a</text:span><text:span text:style-name="abbr.signe_5f_special_5f_2_5f_reg"><text:span text:style-name="T21">â</text:span></text:span>r<text:span text:style-name="seg.signes_5f_diacritiques_5f_2_5f_orig">é</text:span><text:span text:style-name="seg.signes-diacritiques_5f_2_5f_reg"><text:span text:style-name="T5">e</text:span></text:span>r,</text:p>
      <text:p text:style-name="P2"><text:span text:style-name="seg.signes_5f_diacritiques_5f_2_5f_orig">É</text:span><text:span text:style-name="seg.signes-diacritiques_5f_2_5f_reg"><text:span text:style-name="T4">E</text:span></text:span><text:span text:style-name="seg.trigramme_5f_diacritique_5f_2_5f_orig"><text:span text:style-name="T6">h</text:span></text:span><text:span text:style-name="seg.trigramme_5f_diacritique_5f_2_5f_reg">c’h</text:span> <text:span text:style-name="seg.digramme_5f_2_5f_orig">e</text:span><text:span text:style-name="seg.digramme_5f_2_5f_reg">eu</text:span>s ur rozennig ten<text:span text:style-name="seg.signes_5f_diacritiques_5f_2_5f_orig">é</text:span><text:span text:style-name="seg.signes-diacritiques_5f_2_5f_reg"><text:span text:style-name="T5">e</text:span></text:span>r.</text:p>
      <text:p text:style-name="P9">&lt;/lg&gt;&lt;lg&gt;</text:p>
      <text:p text:style-name="P3"><text:span text:style-name="seg.signes_5f_diacritiques_5f_2_5f_orig">É</text:span><text:span text:style-name="seg.signes-diacritiques_5f_2_5f_reg"><text:span text:style-name="T4">E</text:span></text:span> ne<text:span text:style-name="seg.voisement_5f_2_5f_orig">b</text:span><text:span text:style-name="seg.voisement_5f_2_5f_reg">p</text:span> tu n<text:span text:style-name="seg.amenuisement_5f_voyelle_5f_2_5f_orig">e</text:span><text:span text:style-name="seg.amenuisement_5f_voyelle_5f_2_5f_reg"><text:span text:style-name="T8">a</text:span></text:span> ve<text:span text:style-name="seg.mutation_5f_consonantique_5f_2_5f_orig"><text:span text:style-name="T17">h</text:span></text:span><text:span text:style-name="seg.mutation_5f_consonantique_5f_2_5f_reg"><text:span text:style-name="T17">f</text:span></text:span><text:span text:style-name="seg.signes_5f_diacritiques_5f_2_5f_orig">è</text:span><text:span text:style-name="seg.signes-diacritiques_5f_2_5f_reg"><text:span text:style-name="T7">e</text:span></text:span> kavet</text:p>
      <text:p text:style-name="P2">Rozenn ken kaer <text:span text:style-name="pc.elision_5f_1_5f_reg">‘</text:span><text:span text:style-name="seg.signes_5f_diacritiques_5f_2_5f_orig">è</text:span><text:span text:style-name="seg.signes-diacritiques_5f_2_5f_reg"><text:span text:style-name="T7">e</text:span></text:span>l Youaned.</text:p>
      <text:p text:style-name="P9">&lt;/lg&gt;&lt;lg&gt;</text:p>
      <text:p text:style-name="P3">Komz <text:span text:style-name="seg.amenuisement_5f_voyelle_5f_2_5f_orig">e</text:span><text:span text:style-name="seg.amenuisement_5f_voyelle_5f_2_5f_reg"><text:span text:style-name="T8">a</text:span></text:span> <text:span text:style-name="seg.amuissement_5f_consonne_5f_1_5f_orig">h</text:span>r<text:span text:style-name="seg.signes_5f_diacritiques_5f_2_5f_orig">é</text:span><text:span text:style-name="seg.signes-diacritiques_5f_2_5f_reg"><text:span text:style-name="T5">e</text:span></text:span><text:span text:style-name="seg.amuissement_5f_consonne_5f_1_5f_reg">e</text:span>r a m<text:span text:style-name="seg.amenuisement_5f_voyelle_5f_2_5f_orig">e</text:span><text:span text:style-name="seg.amenuisement_5f_voyelle_5f_2_5f_reg"><text:span text:style-name="T8">a</text:span></text:span>n dim<text:span text:style-name="seg.signes_5f_diacritiques_5f_2_5f_orig">é</text:span><text:span text:style-name="seg.signes-diacritiques_5f_2_5f_reg"><text:span text:style-name="T5">e</text:span></text:span><text:span text:style-name="seg.amuissement_5f_consonne_5f_1_5f_reg">z</text:span><text:span text:style-name="seg.monophtongaison_5f_2_5f_orig">e</text:span><text:span text:style-name="seg.monophtongaison_5f_2_5f_orig"><text:span text:style-name="T9">i</text:span></text:span><text:span text:style-name="seg.monophtongaison_5f_2_5f_reg"><text:span text:style-name="T10">i</text:span></text:span><text:span text:style-name="seg.nasalisation_5f_2_5f_orig"><text:span text:style-name="T10">n</text:span></text:span><text:span text:style-name="seg.nasalisation_5f_2_5f_reg"><text:span text:style-name="T11">ñ</text:span></text:span>,</text:p>
      <text:p text:style-name="P3">Me<text:span text:style-name="seg.voisement_5f_2_5f_orig">d</text:span><text:span text:style-name="seg.voisement_5f_2_5f_reg">t</text:span> pas d'<text:span text:style-name="seg.amenuisement_5f_voyelle_5f_2_5f_orig">e</text:span><text:span text:style-name="seg.amenuisement_5f_voyelle_5f_2_5f_reg"><text:span text:style-name="T8">a</text:span></text:span>n h<text:span text:style-name="seg.augmentation_5f_voyelle_5f_2_5f_orig">a</text:span><text:span text:style-name="seg.augmentation_5f_voyelle_5f_2_5f_reg"><text:span text:style-name="T18">i</text:span></text:span>ni <text:span text:style-name="seg.amenuisement_5f_voyelle_5f_2_5f_orig">e</text:span><text:span text:style-name="seg.amenuisement_5f_voyelle_5f_2_5f_reg"><text:span text:style-name="T8">a</text:span></text:span> blij d<text:span text:style-name="seg.monophtongaison_5f_2_5f_orig">e</text:span><text:span text:style-name="seg.monophtongaison_5f_2_5f_orig"><text:span text:style-name="T9">i</text:span></text:span><text:span text:style-name="seg.monophtongaison_5f_2_5f_reg"><text:span text:style-name="T10">i</text:span></text:span>n.</text:p>
      <text:p text:style-name="P9">&lt;/lg&gt;&lt;lg&gt;</text:p>
      <text:p text:style-name="P3">Komz <text:span text:style-name="seg.amenuisement_5f_voyelle_5f_2_5f_orig">e</text:span><text:span text:style-name="seg.amenuisement_5f_voyelle_5f_2_5f_reg"><text:span text:style-name="T8">a</text:span></text:span> <text:span text:style-name="seg.amuissement_5f_consonne_5f_1_5f_orig">h</text:span>r<text:span text:style-name="seg.signes_5f_diacritiques_5f_2_5f_orig">é</text:span><text:span text:style-name="seg.signes-diacritiques_5f_2_5f_reg"><text:span text:style-name="T5">e</text:span></text:span><text:span text:style-name="seg.amuissement_5f_consonne_5f_1_5f_reg">e</text:span>r d<text:span text:style-name="seg.monophtongaison_5f_2_5f_orig">e</text:span><text:span text:style-name="seg.monophtongaison_5f_2_5f_orig"><text:span text:style-name="T9">i</text:span></text:span><text:span text:style-name="seg.monophtongaison_5f_2_5f_reg"><text:span text:style-name="T10">i</text:span></text:span>n ag <text:span text:style-name="seg.amenuisement_5f_voyelle_5f_2_5f_orig">e</text:span><text:span text:style-name="seg.amenuisement_5f_voyelle_5f_2_5f_reg"><text:span text:style-name="T8">a</text:span></text:span>n Oriant,</text:p>
      <text:p text:style-name="P2">Me<text:span text:style-name="seg.voisement_5f_2_5f_orig">d</text:span><text:span text:style-name="seg.voisement_5f_2_5f_reg">t</text:span> tosto<text:span text:style-name="seg.trigramme_5f_diacritique_5f_2_5f_orig"><text:span text:style-name="T6">h</text:span></text:span><text:span text:style-name="seg.trigramme_5f_diacritique_5f_2_5f_reg">c’h</text:span> kalz <text:span text:style-name="seg.signes_5f_diacritiques_5f_2_5f_orig">é</text:span><text:span text:style-name="seg.signes-diacritiques_5f_2_5f_reg"><text:span text:style-name="T5">e</text:span></text:span>m<text:span text:style-name="seg.nasalisation_5f_2_5f_orig">a</text:span><text:span text:style-name="seg.nasalisation_5f_2_5f_reg"><text:span text:style-name="T16">añ</text:span></text:span> m<text:span text:style-name="seg.amenuisement_5f_voyelle_5f_2_5f_orig">e</text:span><text:span text:style-name="seg.amenuisement_5f_voyelle_5f_2_5f_reg"><text:span text:style-name="T8">a</text:span></text:span> <text:span text:style-name="seg.trigramme_5f_diacritique_5f_2_5f_orig"><text:span text:style-name="T6">h</text:span></text:span><text:span text:style-name="seg.trigramme_5f_diacritique_5f_2_5f_reg">c’h</text:span>oant.</text:p>
      <text:p text:style-name="P9">&lt;/lg&gt;&lt;lg&gt;</text:p>
      <text:p text:style-name="P2"><text:span text:style-name="seg.signes_5f_diacritiques_5f_2_5f_orig">É</text:span><text:span text:style-name="seg.signes-diacritiques_5f_2_5f_reg"><text:span text:style-name="T4">E</text:span></text:span> parr<text:span text:style-name="seg.signes_5f_diacritiques_5f_2_5f_orig">é</text:span><text:span text:style-name="seg.signes-diacritiques_5f_2_5f_reg"><text:span text:style-name="T5">e</text:span></text:span>z Kaodan, <text:span text:style-name="seg.signes_5f_diacritiques_5f_2_5f_orig">é</text:span><text:span text:style-name="seg.signes-diacritiques_5f_2_5f_reg"><text:span text:style-name="T5">e</text:span></text:span>r Go<text:span text:style-name="seg.digramme_5f_2_5f_orig"><text:span text:style-name="T2">h</text:span></text:span><text:span text:style-name="seg.digramme_5f_2_5f_reg">zh</text:span>-K<text:span text:style-name="seg.signes_5f_diacritiques_5f_2_5f_orig">é</text:span><text:span text:style-name="seg.signes-diacritiques_5f_2_5f_reg"><text:span text:style-name="T7">ê</text:span></text:span>r,</text:p>
      <text:p text:style-name="P5">Ha, mar klasket go<text:span text:style-name="abbr.signe_5f_special_5f_2_5f_orig"><text:span text:style-name="T23">u</text:span></text:span><text:span text:style-name="abbr.signe_5f_special_5f_2_5f_reg"><text:span text:style-name="T24">û</text:span></text:span><text:span text:style-name="seg.voisement_5f_2_5f_orig">d</text:span><text:span text:style-name="seg.voisement_5f_2_5f_reg">t</text:span>, <text:span text:style-name="seg.signes_5f_diacritiques_5f_2_5f_orig">é</text:span><text:span text:style-name="seg.signes-diacritiques_5f_2_5f_reg"><text:span text:style-name="T5">e</text:span></text:span>m 'fen<text:span text:style-name="seg.trigramme_5f_diacritique_5f_2_5f_orig"><text:span text:style-name="T6">h</text:span></text:span><text:span text:style-name="seg.trigramme_5f_diacritique_5f_2_5f_reg">c’h</text:span><text:span text:style-name="seg.signes_5f_diacritiques_5f_2_5f_orig">é</text:span><text:span text:style-name="seg.signes-diacritiques_5f_2_5f_reg"><text:span text:style-name="T7">ê</text:span></text:span>r<text:note text:id="ftn1" text:note-class="footnote"><text:note-citation>1</text:note-citation><text:note-body><text:p text:style-name="P10"><text:span text:style-name="T19">fenhér </text:span>: entrée introuvée</text:p></text:note-body></text:note>.</text:p>
      <text:p text:style-name="P9">&lt;/lg&gt;&lt;lg&gt;</text:p>
      <text:p text:style-name="P2">Setu é ton<text:span text:style-name="seg.voisement_5f_2_5f_orig">d</text:span><text:span text:style-name="seg.voisement_5f_2_5f_reg">t</text:span> m<text:span text:style-name="seg.amenuisement_5f_voyelle_5f_2_5f_orig">e</text:span><text:span text:style-name="seg.amenuisement_5f_voyelle_5f_2_5f_reg"><text:span text:style-name="T8">a</text:span></text:span> <text:span text:style-name="seg.trigramme_5f_diacritique_5f_2_5f_orig"><text:span text:style-name="T6">h</text:span></text:span><text:span text:style-name="seg.trigramme_5f_diacritique_5f_2_5f_reg">c’h</text:span>arant<text:span text:style-name="seg.signes_5f_diacritiques_5f_2_5f_orig">é</text:span><text:span text:style-name="seg.signes-diacritiques_5f_2_5f_reg"><text:span text:style-name="T5">e</text:span></text:span><text:span text:style-name="seg.amuissement_5f_consonne_5f_1_5f_reg">z</text:span> :</text:p>
      <text:p text:style-name="P2">« Dim<text:span text:style-name="seg.signes_5f_diacritiques_5f_2_5f_orig">é</text:span><text:span text:style-name="seg.signes-diacritiques_5f_2_5f_reg"><text:span text:style-name="T5">e</text:span></text:span><text:span text:style-name="seg.amuissement_5f_consonne_5f_1_5f_reg">z</text:span><text:span text:style-name="seg.augmentation_5f_voyelle_5f_2_5f_orig">a</text:span><text:span text:style-name="seg.augmentation_5f_voyelle_5f_2_5f_reg">o</text:span>m<text:span text:style-name="seg.amuissement_5f_consonne_5f_1_5f_reg">p</text:span> <text:span text:style-name="seg.amenuisement_5f_voyelle_5f_2_5f_orig">e</text:span><text:span text:style-name="seg.amenuisement_5f_voyelle_5f_2_5f_reg"><text:span text:style-name="T8">a</text:span></text:span>n eil d'<text:span text:style-name="seg.signes_5f_diacritiques_5f_2_5f_orig">é</text:span><text:span text:style-name="seg.signes-diacritiques_5f_2_5f_reg"><text:span text:style-name="T5">e</text:span></text:span><text:span text:style-name="pc.desagglutination_5f_2_5f_orig"> </text:span>gil<text:span text:style-name="seg.signes_5f_diacritiques_5f_2_5f_orig">é</text:span><text:span text:style-name="seg.signes-diacritiques_5f_2_5f_reg"><text:span text:style-name="T5">e</text:span></text:span> !</text:p>
      <text:p text:style-name="P9">&lt;/lg&gt;&lt;lg&gt;</text:p>
      <text:p text:style-name="P2">- Na penao<text:span text:style-name="seg.voisement_5f_2_5f_orig">z</text:span><text:span text:style-name="seg.voisement_5f_2_5f_reg">s</text:span> dim<text:span text:style-name="seg.signes_5f_diacritiques_5f_2_5f_orig">é</text:span><text:span text:style-name="seg.signes-diacritiques_5f_2_5f_reg"><text:span text:style-name="T5">e</text:span></text:span><text:span text:style-name="seg.amuissement_5f_consonne_5f_1_5f_reg">z</text:span><text:span text:style-name="seg.monophtongaison_5f_2_5f_orig"><text:span text:style-name="T12">ei</text:span></text:span><text:span text:style-name="seg.monophtongaison_5f_2_5f_reg"><text:span text:style-name="T10">i</text:span></text:span><text:span text:style-name="seg.nasalisation_5f_2_5f_orig"><text:span text:style-name="T10">n</text:span></text:span><text:span text:style-name="seg.nasalisation_5f_2_5f_reg"><text:span text:style-name="T11">ñ</text:span></text:span> on d<text:span text:style-name="seg.diphtongaison_5f_2_5f_orig">eu</text:span><text:span text:style-name="seg.diphtongaison_5f_2_5f_reg"><text:span text:style-name="T13">aou</text:span></text:span> ?</text:p>
      <text:p text:style-name="P4">H<text:span text:style-name="seg.augmentation_5f_voyelle_5f_2_5f_orig">a</text:span><text:span text:style-name="seg.augmentation_5f_voyelle_5f_2_5f_reg"><text:span text:style-name="T20">i</text:span></text:span><text:span text:style-name="seg.amuissement_5f_consonne_5f_1_5f_orig">ñ</text:span>ni '<text:span text:style-name="seg.trigramme_5f_diacritique_5f_2_5f_orig"><text:span text:style-name="T6">h</text:span></text:span><text:span text:style-name="seg.trigramme_5f_diacritique_5f_2_5f_reg">c’h</text:span>anom<text:span text:style-name="seg.amuissement_5f_consonne_5f_1_5f_reg">p</text:span> n'en d<text:span text:style-name="seg.digramme_5f_2_5f_orig">e</text:span><text:span text:style-name="seg.digramme_5f_2_5f_reg">eu</text:span>s mad<text:span text:style-name="seg.diphtongaison_5f_2_5f_orig">eu</text:span><text:span text:style-name="seg.diphtongaison_5f_2_5f_reg"><text:span text:style-name="T13">où</text:span></text:span>.</text:p>
      <text:p text:style-name="P9">&lt;/lg&gt;&lt;lg&gt;</text:p>
      <text:p text:style-name="P2">N'on <text:span text:style-name="seg.digramme_5f_2_5f_orig">e</text:span><text:span text:style-name="seg.digramme_5f_2_5f_reg">eu</text:span>s na ti, na loj erbe<text:span text:style-name="seg.voisement_5f_2_5f_orig">d</text:span><text:span text:style-name="seg.voisement_5f_2_5f_reg">t</text:span>, </text:p>
      <text:p text:style-name="P2">D'<text:span text:style-name="seg.amenuisement_5f_voyelle_5f_2_5f_orig">e</text:span><text:span text:style-name="seg.amenuisement_5f_voyelle_5f_2_5f_reg"><text:span text:style-name="T8">a</text:span></text:span>n noz e<text:span text:style-name="seg.amuissement_5f_consonne_5f_1_5f_reg">v</text:span>i<text:span text:style-name="seg.voisement_5f_2_5f_orig">d</text:span><text:span text:style-name="seg.voisement_5f_2_5f_reg">t</text:span> mone<text:span text:style-name="seg.voisement_5f_2_5f_orig">d</text:span><text:span text:style-name="seg.voisement_5f_2_5f_reg">t</text:span> d<text:span text:style-name="seg.amenuisement_5f_voyelle_5f_2_5f_orig">e</text:span><text:span text:style-name="seg.amenuisement_5f_voyelle_5f_2_5f_reg"><text:span text:style-name="T8">a</text:span></text:span> gouske<text:span text:style-name="seg.voisement_5f_2_5f_orig">d</text:span><text:span text:style-name="seg.voisement_5f_2_5f_reg">t</text:span>…</text:p>
      <text:p text:style-name="P9">&lt;/lg&gt;</text:p>
      <text:p text:style-name="P7">48</text:p>
      <text:p text:style-name="P9">&lt;lg&gt;</text:p>
      <text:p text:style-name="P2">- Ni <text:span text:style-name="seg.trigramme_5f_diacritique_5f_2_5f_orig"><text:span text:style-name="T6">h</text:span></text:span><text:span text:style-name="seg.trigramme_5f_diacritique_5f_2_5f_reg">c’h</text:span>r<text:span text:style-name="seg.amenuisement_5f_voyelle_5f_2_5f_orig">e</text:span><text:span text:style-name="seg.amenuisement_5f_voyelle_5f_2_5f_reg"><text:span text:style-name="T8">a</text:span></text:span>i<text:span text:style-name="seg.amuissement_5f_consonne_5f_1_5f_reg">mp</text:span> on daou <text:span text:style-name="pc.elision_5f_1_5f_reg">‘</text:span><text:span text:style-name="seg.signes_5f_diacritiques_5f_2_5f_orig">è</text:span><text:span text:style-name="seg.signes-diacritiques_5f_2_5f_reg"><text:span text:style-name="T7">e</text:span></text:span>l <text:span text:style-name="seg.amenuisement_5f_voyelle_5f_2_5f_orig">e</text:span><text:span text:style-name="seg.amenuisement_5f_voyelle_5f_2_5f_reg"><text:span text:style-name="T8">a</text:span></text:span>r glujar.</text:p>
      <text:p text:style-name="P2">Ni gousko d'<text:span text:style-name="seg.amenuisement_5f_voyelle_5f_2_5f_orig">e</text:span><text:span text:style-name="seg.amenuisement_5f_voyelle_5f_2_5f_reg"><text:span text:style-name="T8">a</text:span></text:span>n noz ‘ar <text:span text:style-name="seg.amenuisement_5f_voyelle_5f_2_5f_orig">e</text:span><text:span text:style-name="seg.amenuisement_5f_voyelle_5f_2_5f_reg"><text:span text:style-name="T8">a</text:span></text:span>n douar !</text:p>
      <text:p text:style-name="P9">&lt;/lg&gt;&lt;lg&gt;</text:p>
      <text:p text:style-name="P2">Ni <text:span text:style-name="seg.trigramme_5f_diacritique_5f_2_5f_orig"><text:span text:style-name="T6">h</text:span></text:span><text:span text:style-name="seg.trigramme_5f_diacritique_5f_2_5f_reg">c’h</text:span>r<text:span text:style-name="seg.amenuisement_5f_voyelle_5f_2_5f_orig">e</text:span><text:span text:style-name="seg.amenuisement_5f_voyelle_5f_2_5f_reg"><text:span text:style-name="T8">a</text:span></text:span>i<text:span text:style-name="seg.amuissement_5f_consonne_5f_1_5f_reg">mp</text:span> <text:span text:style-name="pc.elision_5f_1_5f_reg">‘</text:span><text:span text:style-name="seg.signes_5f_diacritiques_5f_2_5f_orig">è</text:span><text:span text:style-name="seg.signes-diacritiques_5f_2_5f_reg"><text:span text:style-name="T7">e</text:span></text:span>l <text:span text:style-name="seg.amenuisement_5f_voyelle_5f_2_5f_orig">e</text:span><text:span text:style-name="seg.amenuisement_5f_voyelle_5f_2_5f_reg"><text:span text:style-name="T8">a</text:span></text:span>r r<text:span text:style-name="seg.signes_5f_diacritiques_5f_2_5f_orig">é</text:span><text:span text:style-name="seg.signes-diacritiques_5f_2_5f_reg"><text:span text:style-name="T5">e</text:span></text:span><text:span text:style-name="pc.desagglutination_5f_2_5f_reg"><text:span text:style-name="T14"> </text:span></text:span><text:span text:style-name="pc.elision_5f_1_5f_reg">‘</text:span>rall <text:span text:style-name="seg.amenuisement_5f_voyelle_5f_2_5f_orig">e</text:span><text:span text:style-name="seg.amenuisement_5f_voyelle_5f_2_5f_reg"><text:span text:style-name="T15">i</text:span></text:span><text:span text:style-name="seg.lettre_5f_ramiste_5f_2_5f_orig">ù</text:span><text:span text:style-name="seg.lettre_5f_ramiste_5f_2_5f_reg">v</text:span><text:span text:style-name="seg.signes_5f_diacritiques_5f_2_5f_orig">é</text:span><text:span text:style-name="seg.signes-diacritiques_5f_2_5f_reg"><text:span text:style-name="T5">e</text:span></text:span><text:span text:style-name="seg.amuissement_5f_consonne_5f_1_5f_reg">z</text:span> :</text:p>
      <text:p text:style-name="P2">Ni br<text:span text:style-name="seg.signes_5f_diacritiques_5f_2_5f_orig">é</text:span><text:span text:style-name="seg.signes-diacritiques_5f_2_5f_reg"><text:span text:style-name="T5">e</text:span></text:span>no ur bank, ur gw<text:span text:style-name="seg.signes_5f_diacritiques_5f_2_5f_orig">é</text:span><text:span text:style-name="seg.signes-diacritiques_5f_2_5f_reg"><text:span text:style-name="T5">e</text:span></text:span>l<text:span text:style-name="seg.signes_5f_diacritiques_5f_2_5f_orig">é</text:span><text:span text:style-name="seg.signes-diacritiques_5f_2_5f_reg"><text:span text:style-name="T5">e</text:span></text:span> ;</text:p>
      <text:p text:style-name="P9">&lt;/lg&gt;&lt;lg&gt;</text:p>
      <text:p text:style-name="P2">Ni br<text:span text:style-name="seg.signes_5f_diacritiques_5f_2_5f_orig">é</text:span><text:span text:style-name="seg.signes-diacritiques_5f_2_5f_reg"><text:span text:style-name="T5">e</text:span></text:span>no ur bank, ur gw<text:span text:style-name="seg.signes_5f_diacritiques_5f_2_5f_orig">é</text:span><text:span text:style-name="seg.signes-diacritiques_5f_2_5f_reg"><text:span text:style-name="T5">e</text:span></text:span>l<text:span text:style-name="seg.signes_5f_diacritiques_5f_2_5f_orig">é</text:span><text:span text:style-name="seg.signes-diacritiques_5f_2_5f_reg"><text:span text:style-name="T5">e</text:span></text:span>,</text:p>
      <text:p text:style-name="P2">Ur <text:span text:style-name="seg.trigramme_5f_diacritique_5f_2_5f_orig"><text:span text:style-name="T6">h</text:span></text:span><text:span text:style-name="seg.trigramme_5f_diacritique_5f_2_5f_reg">c’h</text:span>avellig do<text:span text:style-name="seg.trigramme_5f_diacritique_5f_2_5f_orig"><text:span text:style-name="T6">h</text:span></text:span><text:span text:style-name="seg.trigramme_5f_diacritique_5f_2_5f_reg">c’h</text:span> <text:span text:style-name="seg.signes_5f_diacritiques_5f_2_5f_orig">é</text:span><text:span text:style-name="seg.signes-diacritiques_5f_2_5f_reg"><text:span text:style-name="T5">e</text:span></text:span> gost<text:span text:style-name="seg.signes_5f_diacritiques_5f_2_5f_orig">é</text:span><text:span text:style-name="seg.signes-diacritiques_5f_2_5f_reg"><text:span text:style-name="T5">e</text:span></text:span><text:span text:style-name="seg.amuissement_5f_consonne_5f_1_5f_reg">z</text:span>,</text:p>
      <text:p text:style-name="P9">&lt;/lg&gt;&lt;lg&gt;</text:p>
      <text:p text:style-name="P2">Ur <text:span text:style-name="seg.trigramme_5f_diacritique_5f_2_5f_orig"><text:span text:style-name="T6">h</text:span></text:span><text:span text:style-name="seg.trigramme_5f_diacritique_5f_2_5f_reg">c’h</text:span>avellig do<text:span text:style-name="seg.trigramme_5f_diacritique_5f_2_5f_orig"><text:span text:style-name="T6">h</text:span></text:span><text:span text:style-name="seg.trigramme_5f_diacritique_5f_2_5f_reg">c’h</text:span> <text:span text:style-name="seg.signes_5f_diacritiques_5f_2_5f_orig">é</text:span><text:span text:style-name="seg.signes-diacritiques_5f_2_5f_reg"><text:span text:style-name="T5">e</text:span></text:span> gost<text:span text:style-name="seg.signes_5f_diacritiques_5f_2_5f_orig">é</text:span><text:span text:style-name="seg.signes-diacritiques_5f_2_5f_reg"><text:span text:style-name="T5">e</text:span></text:span><text:span text:style-name="seg.amuissement_5f_consonne_5f_1_5f_reg">z</text:span></text:p>
      <text:p text:style-name="P2"><text:soft-page-break/>E<text:span text:style-name="seg.amuissement_5f_consonne_5f_1_5f_reg">v</text:span>i<text:span text:style-name="seg.voisement_5f_2_5f_orig">d</text:span><text:span text:style-name="seg.voisement_5f_2_5f_reg">t</text:span> luskellad or <text:span text:style-name="seg.trigramme_5f_diacritique_5f_2_5f_orig"><text:span text:style-name="T6">h</text:span></text:span><text:span text:style-name="seg.trigramme_5f_diacritique_5f_2_5f_reg">c’h</text:span>arant<text:span text:style-name="seg.signes_5f_diacritiques_5f_2_5f_orig">é</text:span><text:span text:style-name="seg.signes-diacritiques_5f_2_5f_reg"><text:span text:style-name="T5">e</text:span></text:span><text:span text:style-name="seg.amuissement_5f_consonne_5f_1_5f_reg">z</text:span>. »</text:p>
      <text:p text:style-name="P9">&lt;/lg&gt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/>
    <style:style style:name="_5f_3_5f_head.main" style:display-name="_3_head.main" style:family="paragraph" style:parent-style-name="_5f_3_5f_head"/>
    <style:style style:name="_5f_3_5f_head.sub" style:display-name="_3_head.sub" style:family="paragraph" style:parent-style-name="_5f_3_5f_head.main" style:master-page-name="">
      <style:paragraph-properties style:page-number="auto"/>
      <style:text-properties fo:font-variant="normal" fo:text-transform="none" fo:font-size="10pt" fo:font-style="italic"/>
    </style:style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-diacritiques_5f_2_5f_reg" style:display-name="seg.signes-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consonne_5f_palatalisée_5f_2_5f_orig" style:display-name="seg.consonne_palatalisée_2_orig" style:family="text">
      <style:text-properties style:use-window-font-color="true" fo:font-size="12pt" fo:language="fr" fo:country="FR" fo:font-style="normal" fo:font-weight="normal" officeooo:rsid="000ab72a" fo:background-color="#eaaf54" style:font-size-asian="12pt" style:font-weight-asian="normal" style:font-size-complex="12pt" style:font-weight-complex="normal"/>
    </style:style>
    <style:style style:name="seg.consonne_5f_palatalisée_5f_2_5f_reg" style:display-name="seg.consonne_palatalisée_2_reg" style:family="text">
      <style:text-properties fo:color="#eaaf54" fo:font-size="12pt" fo:language="fr" fo:country="FR" fo:font-style="normal" style:text-underline-style="solid" style:text-underline-width="bold" style:text-underline-color="#eaaf54" fo:font-weight="normal" officeooo:rsid="000d8101" fo:background-color="#eeeeee" style:font-size-asian="12pt" style:font-weight-asian="normal" style:font-size-complex="12pt" style:font-weight-complex="normal"/>
    </style:style>
    <style:style style:name="seg.augmentation_5f_voyelle_5f_2_5f_orig" style:display-name="seg.augmentation_voyelle_2_orig" style:family="text" style:parent-style-name="seg.amenuisement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augmentation_5f_voyelle_5f_2_5f_reg" style:display-name="seg.augmentation_voyelle_2_reg" style:family="text" style:parent-style-name="seg.amenuisement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pc.desagglutination_5f_2_5f_orig" style:display-name="pc.desagglutination_2_orig" style:family="text">
      <style:text-properties style:font-name="Futura Lt BT" fo:font-family="'Futura Lt BT'" style:font-family-generic="swiss" style:font-pitch="variable" style:text-underline-style="solid" style:text-underline-type="double" style:text-underline-width="auto" style:text-underline-color="#c38312" officeooo:rsid="0038171c" style:font-size-asian="10.5pt"/>
    </style:style>
    <style:style style:name="pc.elision_5f_1_5f_orig" style:display-name="pc.elision_1_orig" style:family="text" style:parent-style-name="pc.elision_5f_1_5f_reg">
      <style:text-properties fo:color="#db2d67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pc.desagglutination_5f_2_5f_reg" style:display-name="pc.desagglutination_2_reg" style:family="text">
      <style:text-properties fo:background-color="#ffdaa2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MM2seg.signes-diacritiques_40_ORIG" style:display-name="MM2seg.signes-diacritiques@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mutation_5f_consonantique_5f_2_5f_orig" style:display-name="seg.mutation_consonantique_2_orig" style:family="text" style:parent-style-name="MM2seg.signes-diacritiques_40_ORIG">
      <style:text-properties style:use-window-font-color="true" style:text-line-through-style="none" style:text-line-through-type="none" style:font-name="Futura Lt BT" fo:font-family="'Futura Lt BT'" style:font-family-generic="swiss" style:font-pitch="variable" fo:font-size="12pt" fo:font-weight="normal" officeooo:rsid="000ab72a" fo:background-color="#f59ca6" style:font-size-asian="12pt" style:font-weight-asian="normal" style:font-size-complex="12pt" style:font-weight-complex="normal"/>
    </style:style>
    <style:style style:name="MM2seg.signes-diacritiques_40_REG" style:display-name="MM2seg.signes-diacritiques@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mutation_5f_consonantique_5f_2_5f_reg" style:display-name="seg.mutation_consonantique_2_reg" style:family="text" style:parent-style-name="MM2seg.signes-diacritiques_40_REG">
      <style:text-properties fo:color="#f59ca6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f59ca6" fo:font-weight="normal" fo:background-color="#eeeeee" style:font-size-asian="12pt" style:font-weight-asian="normal" style:font-size-complex="12pt" style:font-weight-complex="normal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bbr.signe_5f_special_5f_2_5f_orig" style:display-name="abbr.signe_special_2_orig" style:family="text" style:parent-style-name="seg.signes_5f_diacritiques_5f_2_5f_orig">
      <style:text-properties style:use-window-font-color="true" style:text-line-through-style="none" style:text-line-through-type="none" fo:font-size="12pt" fo:font-style="normal" fo:font-weight="normal" officeooo:rsid="000ab72a" fo:background-color="#e3c400" style:font-size-asian="12pt" style:font-style-asian="normal" style:font-weight-asian="normal" style:font-size-complex="12pt" style:font-style-complex="normal" style:font-weight-complex="normal"/>
    </style:style>
    <style:style style:name="abbr.signe_5f_special_5f_2_5f_reg" style:display-name="abbr.signe_special_2_reg" style:family="text" style:parent-style-name="seg.signes-diacritiques_5f_2_5f_reg">
      <style:text-properties fo:color="#e3c400" style:text-line-through-style="none" style:text-line-through-type="none" fo:font-size="12pt" fo:font-style="normal" style:text-underline-style="solid" style:text-underline-width="bold" style:text-underline-color="#e3c400" fo:font-weight="normal" fo:background-color="#eeeeee" style:font-size-asian="12pt" style:font-style-asian="normal" style:font-weight-asian="normal" style:font-size-complex="12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1:05:53.981000000</meta:creation-date>
    <dc:date>2019-08-13T19:27:12.272000000</dc:date>
    <meta:editing-duration>PT59M4S</meta:editing-duration>
    <meta:editing-cycles>7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3" meta:word-count="173" meta:character-count="991" meta:non-whitespace-character-count="860"/>
  </office:meta>
</office:document-meta>
</file>